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officeooo:paragraph-rsid="000c2be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e9ca1" officeooo:paragraph-rsid="000e9ca1"/>
    </style:style>
    <style:style style:name="P10" style:family="paragraph" style:parent-style-name="Text_20_body" style:list-style-name="L8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>
      <style:text-properties officeooo:paragraph-rsid="000c2bed"/>
    </style:style>
    <style:style style:name="P15" style:family="paragraph" style:parent-style-name="Text_20_body" style:list-style-name="L13"/>
    <style:style style:name="P16" style:family="paragraph" style:parent-style-name="Text_20_body" style:list-style-name="L14">
      <style:paragraph-properties fo:margin-top="0cm" fo:margin-bottom="0cm" style:contextual-spacing="false"/>
    </style:style>
    <style:style style:name="P17" style:family="paragraph" style:parent-style-name="Text_20_body" style:list-style-name="L15"/>
    <style:style style:name="P18" style:family="paragraph" style:parent-style-name="Text_20_body" style:list-style-name="L16">
      <style:paragraph-properties fo:margin-top="0cm" fo:margin-bottom="0cm" style:contextual-spacing="false"/>
    </style:style>
    <style:style style:name="P19" style:family="paragraph" style:parent-style-name="Text_20_body" style:list-style-name="L17"/>
    <style:style style:name="P20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fo:font-weight="bold" officeooo:rsid="000c2be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2bed"/>
    </style:style>
    <style:style style:name="T4" style:family="text">
      <style:text-properties officeooo:rsid="000e9c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per 4</text:span><text:span text:style-name="T2"> </text:span></text:p>
      <text:p text:style-name="P1"><text:span text:style-name="T1">1- </text:span><text:span text:style-name="T3"><text:s/></text:span>should like to mention two bottlenecks, namely the fact that we are<text:line-break/>operating from three ---------<text:span text:style-name="T4">C</text:span>-------- and the voluntary pension fund.</text:p>
      <text:list text:style-name="L1">
        <text:list-header>
          <text:p text:style-name="P2"><text:span text:style-name="T3">a- </text:span> locate <text:s text:c="3"/><text:span text:style-name="T3">b-</text:span> located <text:s text:c="2"/><text:span text:style-name="T3">c- </text:span> locations<text:bookmark text:name="Q_0"/><text:bookmark text:name="Q_0_3"/> <text:s text:c="4"/><text:span text:style-name="T3">d- </text:span>locates</text:p>
          <text:p text:style-name="P2"/>
        </text:list-header>
      </text:list>
      <text:list text:style-name="L2">
        <text:list-header>
          <text:p text:style-name="P3"><text:bookmark text:name="Q_1"/><text:span text:style-name="T3">2- </text:span>The airport is located --------<text:span text:style-name="T4">B</text:span>--------- the intersection of two motorways which connect the main catchment areas with the airport in North-South and East-West direction.</text:p>
        </text:list-header>
      </text:list>
      <text:list text:style-name="L3">
        <text:list-header>
          <text:p text:style-name="P4"><text:span text:style-name="T3">a- </text:span> about<text:bookmark text:name="Q_1_1"/> <text:s text:c="2"/><text:span text:style-name="T3">b-</text:span>  at <text:s text:c="4"/><text:span text:style-name="T3">c- </text:span> of <text:s text:c="5"/><text:span text:style-name="T3">d- </text:span> from</text:p>
          <text:p text:style-name="P4"/>
        </text:list-header>
      </text:list>
      <text:list text:style-name="L4">
        <text:list-header>
          <text:p text:style-name="P5"><text:bookmark text:name="Q_2"/><text:span text:style-name="T3">3- </text:span>Our designers and engineers work very ---------<text:span text:style-name="T4">C</text:span>-------- together when creating a new OMEGA watch.</text:p>
        </text:list-header>
      </text:list>
      <text:list text:style-name="L5">
        <text:list-header>
          <text:p text:style-name="P6"><text:bookmark text:name="Q_2_01"/><text:span text:style-name="T3">a- </text:span>closest<text:bookmark text:name="Q_2_1"/> <text:s text:c="3"/><text:span text:style-name="T3">b- </text:span>  close<text:bookmark text:name="Q_2_2"/> <text:s text:c="4"/><text:span text:style-name="T3">c-</text:span>  closely<text:bookmark text:name="Q_21"/><text:bookmark text:name="Q_2_3"/> <text:s text:c="3"/><text:span text:style-name="T3">d-</text:span>  closer</text:p>
          <text:p text:style-name="P6"/>
        </text:list-header>
      </text:list>
      <text:list text:style-name="L6">
        <text:list-header>
          <text:p text:style-name="P7"><text:bookmark text:name="Q_3"/><text:span text:style-name="T3">4- </text:span>These are services that agents are able to carry out -------<text:span text:style-name="T4">B</text:span>----------- via the existing systems.</text:p>
        </text:list-header>
      </text:list>
      <text:list text:style-name="L7">
        <text:list-header>
          <text:p text:style-name="P8"><text:span text:style-name="T3">a- </text:span> they<text:bookmark text:name="Q_3_1"/> <text:s text:c="3"/><text:span text:style-name="T3">b-</text:span>  themselves<text:bookmark text:name="Q_3_2"/> <text:s text:c="3"/><text:span text:style-name="T3">c- </text:span>  their own<text:bookmark text:name="Q_31"/><text:bookmark text:name="Q_3_3"/> <text:s text:c="4"/><text:span text:style-name="T3">d-</text:span>  them</text:p>
        </text:list-header>
      </text:list>
      <text:p text:style-name="P9"/>
      <text:list text:style-name="L8">
        <text:list-header>
          <text:p text:style-name="P10"><text:bookmark text:name="Q_4"/><text:span text:style-name="T3">5- </text:span>In fact, observations indicated ----------<text:span text:style-name="T4">D</text:span>-------- in many areas wildlife had made a comeback during the war.</text:p>
        </text:list-header>
      </text:list>
      <text:list text:style-name="L9">
        <text:list-header>
          <text:p text:style-name="P11"><text:bookmark text:name="Q_4_01"/><text:span text:style-name="T3">a- </text:span>what<text:bookmark text:name="Q_4_1"/> <text:s text:c="4"/><text:span text:style-name="T3">b- </text:span>these <text:s text:c="3"/><text:span text:style-name="T3">c- </text:span> whose<text:bookmark text:name="Q_41"/><text:bookmark text:name="Q_4_3"/> <text:s text:c="4"/><text:span text:style-name="T3">d- </text:span>that</text:p>
          <text:p text:style-name="P11"/>
        </text:list-header>
      </text:list>
      <text:list text:style-name="L10">
        <text:list-header>
          <text:p text:style-name="P12"><text:bookmark text:name="Q_5"/><text:span text:style-name="T3">6- </text:span>My background in academic circles has given me a ----------<text:span text:style-name="T4">A</text:span>--------- understanding of what is accomplishable and what is not.</text:p>
        </text:list-header>
      </text:list>
      <text:list text:style-name="L11">
        <text:list-header>
          <text:p text:style-name="P13"><text:bookmark text:name="Q_5_01"/><text:span text:style-name="T3">a- </text:span>clear<text:bookmark text:name="Q_5_1"/> <text:s text:c="3"/><text:span text:style-name="T3">b- </text:span>  clearly<text:bookmark text:name="Q_5_2"/> <text:s text:c="5"/><text:span text:style-name="T3">c- </text:span>clarity <text:s text:c="4"/><text:span text:style-name="T3">d- </text:span> clears</text:p>
          <text:p text:style-name="P13"/>
        </text:list-header>
      </text:list>
      <text:list text:style-name="L12">
        <text:list-header>
          <text:p text:style-name="P14"><text:bookmark text:name="Q_6"/><text:span text:style-name="T3">7- </text:span>Once your application is complete, it will take ---------<text:span text:style-name="T4">B</text:span>--------- two business days to process.</text:p>
          <text:p text:style-name="P14"><text:bookmark text:name="Q_6_01"/><text:span text:style-name="T3">a- </text:span>  immediately <text:s text:c="4"/><text:span text:style-name="T3">b- </text:span> approximately<text:bookmark text:name="Q_6_2"/> <text:s text:c="4"/><text:span text:style-name="T3">c- </text:span>quickly <text:s text:c="4"/><text:span text:style-name="T3">d- </text:span> carefully</text:p>
        </text:list-header>
      </text:list>
      <text:list text:style-name="L13">
        <text:list-header>
          <text:p text:style-name="P15"><text:bookmark text:name="Q_7"/><text:span text:style-name="T3">8- </text:span>Mr. Troove, our supervisor, ---------<text:span text:style-name="T4">B</text:span>--------- us to contact the external auditor in order to review the requested information.</text:p>
        </text:list-header>
      </text:list>
      <text:list text:style-name="L14">
        <text:list-header>
          <text:p text:style-name="P16"><text:bookmark text:name="Q_7_01"/><text:span text:style-name="T3">a- </text:span>designed<text:bookmark text:name="Q_7_1"/> <text:s text:c="3"/><text:span text:style-name="T3">b- </text:span>advised<text:bookmark text:name="Q_7_2"/> <text:s text:c="4"/><text:span text:style-name="T3">c- </text:span>suggested<text:bookmark text:name="Q_71"/><text:bookmark text:name="Q_7_3"/> <text:s text:c="4"/><text:span text:style-name="T3">d- </text:span>proposed</text:p>
          <text:p text:style-name="P16"/>
        </text:list-header>
      </text:list>
      <text:list text:style-name="L15">
        <text:list-header>
          <text:p text:style-name="P17"><text:bookmark text:name="Q_8"/><text:span text:style-name="T3">9- </text:span>These points apply not only to commercial transactions, ---------<text:span text:style-name="T4">B</text:span>--------- to the payment of grants and subsidies.</text:p>
        </text:list-header>
      </text:list>
      <text:list text:style-name="L16">
        <text:list-header>
          <text:p text:style-name="P18"><text:bookmark text:name="Q_8_01"/><text:span text:style-name="T3">a- </text:span>let alone <text:s text:c="3"/><text:span text:style-name="T3">b- </text:span> but also <text:s text:c="3"/><text:span text:style-name="T3">c- </text:span> in fact <text:s text:c="4"/><text:span text:style-name="T3">d- </text:span> due to</text:p>
          <text:p text:style-name="P18"/>
        </text:list-header>
      </text:list>
      <text:list text:style-name="L17">
        <text:list-header>
          <text:p text:style-name="P19"><text:bookmark text:name="Q_9"/><text:span text:style-name="T3">10- </text:span>A small portion of <text:span text:style-name="T3">t</text:span>he beans are hand-roasted to perfection and ---------<text:span text:style-name="T4">B</text:span>-------- into fine chocolate using the secret recipe of a leading "Maître Chocolatier".</text:p>
        </text:list-header>
      </text:list>
      <text:list text:style-name="L18">
        <text:list-header>
          <text:p text:style-name="P20"><text:bookmark text:name="Q_9_01"/><text:soft-page-break/><text:span text:style-name="T3">a-</text:span>  handled <text:s text:c="4"/><text:span text:style-name="T3">b- </text:span> processed <text:s text:c="4"/><text:span text:style-name="T3">c- </text:span> traded <text:s text:c="6"/><text:span text:style-name="T3">d-</text:span> computed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3T14:05:02.473000000</meta:creation-date>
    <meta:editing-duration>PT1M41S</meta:editing-duration>
    <meta:editing-cycles>3</meta:editing-cycles>
    <meta:generator>LibreOffice/25.2.3.2$Linux_X86_64 LibreOffice_project/520$Build-2</meta:generator>
    <dc:date>2025-11-20T12:20:28.964204449</dc:date>
    <meta:document-statistic meta:table-count="0" meta:image-count="0" meta:object-count="0" meta:page-count="2" meta:paragraph-count="28" meta:word-count="314" meta:character-count="1868" meta:non-whitespace-character-count="1469"/>
  </office:meta>
</office:document-meta>
</file>